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50000000452C4FDCCECC8EA0420.jpg" manifest:media-type="image/jpe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d7" draw:textarea-horizontal-align="justify" draw:textarea-vertical-align="middle" draw:auto-grow-height="false" fo:min-height="1.906cm" fo:min-width="1.745cm"/>
    </style:style>
    <style:style style:name="gr2" style:family="graphic" style:parent-style-name="standard">
      <style:graphic-properties draw:fill="solid" draw:fill-color="#c9211e" draw:textarea-horizontal-align="justify" draw:textarea-vertical-align="middle" draw:auto-grow-height="false" fo:min-height="1.188cm" fo:min-width="1.027cm"/>
    </style:style>
    <style:style style:name="gr3" style:family="graphic" style:parent-style-name="standard">
      <style:graphic-properties draw:fill="solid" draw:fill-color="#ffdbb6" draw:textarea-horizontal-align="justify" draw:textarea-vertical-align="middle" draw:auto-grow-height="false" fo:min-height="3.613cm" fo:min-width="0.188cm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fill="solid" draw:fill-color="#e0c2cd" draw:textarea-horizontal-align="justify" draw:textarea-vertical-align="middle" draw:auto-grow-height="false" fo:min-height="1.84cm" fo:min-width="1.78cm"/>
      <style:paragraph-properties style:writing-mode="lr-tb"/>
    </style:style>
    <style:style style:name="gr8" style:family="graphic" style:parent-style-name="standard">
      <style:graphic-properties draw:fill="solid" draw:fill-color="#dde8cb" draw:textarea-horizontal-align="justify" draw:textarea-vertical-align="middle" draw:auto-grow-height="false" fo:min-height="0.021cm" fo:min-width="0cm"/>
    </style:style>
    <style:style style:name="gr9" style:family="graphic" style:parent-style-name="objectwithoutfill">
      <style:graphic-properties draw:marker-end="Arrow" draw:marker-end-width="0.3cm" draw:fill="solid" draw:textarea-vertical-align="middle"/>
    </style:style>
    <style:style style:name="gr10" style:family="graphic" style:parent-style-name="objectwithoutfill">
      <style:graphic-properties draw:stroke="dash" draw:stroke-dash="Long_20_Dash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909cm"/>
      <style:paragraph-properties style:writing-mode="lr-tb"/>
    </style:style>
    <style:style style:name="gr12" style:family="graphic" style:parent-style-name="standard">
      <style:graphic-properties draw:fill="solid" draw:fill-color="#e0c2cd" draw:textarea-horizontal-align="justify" draw:textarea-vertical-align="middle" draw:auto-grow-height="false" fo:min-height="1.995cm" fo:min-width="1.949cm"/>
      <style:paragraph-properties style:writing-mode="lr-tb"/>
    </style:style>
    <style:style style:name="gr13" style:family="graphic" style:parent-style-name="objectwithoutfill">
      <style:graphic-properties svg:stroke-color="#666666" draw:marker-end="Arrow" draw:marker-end-width="0.3cm" draw:fill="solid" draw:fill-color="#666666" draw:textarea-vertical-align="middle"/>
    </style:style>
    <style:style style:name="gr14" style:family="graphic" style:parent-style-name="objectwithoutfill">
      <style:graphic-properties svg:stroke-color="#666666" draw:marker-end="Arrow" draw:marker-end-width="0.3cm" draw:fill="solid" draw:textarea-vertical-align="middle"/>
    </style:style>
    <style:style style:name="gr1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loext:graphic-properties draw:fill="solid" draw:fill-color="#ffffd7"/>
      <style:paragraph-properties fo:text-align="center"/>
    </style:style>
    <style:style style:name="P2" style:family="paragraph">
      <loext:graphic-properties draw:fill="solid" draw:fill-color="#ffffd7"/>
      <style:paragraph-properties fo:text-align="center"/>
      <style:text-properties fo:font-weight="bold"/>
    </style:style>
    <style:style style:name="P3" style:family="paragraph">
      <loext:graphic-properties draw:fill="solid" draw:fill-color="#c9211e"/>
      <style:paragraph-properties fo:text-align="center"/>
    </style:style>
    <style:style style:name="P4" style:family="paragraph">
      <loext:graphic-properties draw:fill="solid" draw:fill-color="#ffdbb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paragraph-properties fo:text-align="center" style:writing-mode="lr-tb"/>
    </style:style>
    <style:style style:name="P9" style:family="paragraph">
      <loext:graphic-properties draw:fill="solid" draw:fill-color="#e0c2cd"/>
      <style:paragraph-properties fo:text-align="center" style:writing-mode="lr-tb"/>
    </style:style>
    <style:style style:name="P10" style:family="paragraph">
      <loext:graphic-properties draw:fill="solid" draw:fill-color="#dde8cb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="solid" draw:fill-color="#666666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9" draw:id="id19" draw:layer="layout" svg:width="3.175cm" svg:height="3.048cm" svg:x="1.143cm" svg:y="14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0" draw:id="id20" draw:layer="layout" svg:width="3.175cm" svg:height="3.048cm" svg:x="6.8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2.159cm" svg:height="2.032cm" svg:x="7.493cm" svg:y="14.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3.175cm" svg:height="3.048cm" svg:x="12.443cm" svg:y="14.6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0.762cm" svg:height="3.937cm" svg:x="18.188cm" svg:y="14.1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5" xml:id="id16" draw:id="id16" draw:layer="layout" svg:width="4.836cm" svg:height="4.179cm" svg:x="22.469cm" svg:y="13.978cm">
          <draw:image xlink:href="Pictures/100000000000050000000452C4FDCCECC8EA0420.jpg" xlink:type="simple" xlink:show="embed" xlink:actuate="onLoad" loext:mime-type="image/jpeg">
            <text:p/>
          </draw:image>
        </draw:frame>
        <draw:custom-shape draw:style-name="gr5" draw:text-style-name="P6" xml:id="id1" draw:id="id1" draw:layer="layout" svg:width="0.254cm" svg:height="0.254cm" svg:x="3.302cm" svg:y="15.5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0.254cm" svg:height="0.254cm" svg:x="3.703cm" svg:y="16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2" draw:id="id2" draw:layer="layout" svg:width="0.254cm" svg:height="0.254cm" svg:x="7.403cm" svg:y="15.5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4" draw:id="id4" draw:layer="layout" svg:width="0.254cm" svg:height="0.254cm" svg:x="7.703cm" svg:y="16.6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6" draw:id="id6" draw:layer="layout" svg:width="0.254cm" svg:height="0.254cm" svg:x="13.203cm" svg:y="15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8" draw:id="id8" draw:layer="layout" svg:width="0.254cm" svg:height="0.254cm" svg:x="12.803cm" svg:y="16.1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254cm" svg:height="0.254cm" svg:x="15.104cm" svg:y="15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" draw:id="id12" draw:layer="layout" svg:width="0.254cm" svg:height="0.254cm" svg:x="15.204cm" svg:y="16.1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5" draw:id="id15" draw:layer="layout" svg:width="0.254cm" svg:height="0.254cm" svg:x="15.104cm" svg:y="1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3.429cm" svg:y1="15.502cm" svg:x2="7.53cm" svg:y2="15.503cm" draw:start-shape="id1" draw:start-glue-point="4" draw:end-shape="id2" draw:end-glue-point="4" svg:d="M3429 15502c0-751 4101-752 4101 1" svg:viewBox="0 0 4102 565">
          <text:p/>
        </draw:connector>
        <draw:connector draw:style-name="gr6" draw:text-style-name="P7" draw:layer="layout" draw:type="curve" svg:x1="3.83cm" svg:y1="16.657cm" svg:x2="7.83cm" svg:y2="16.857cm" draw:start-shape="id3" draw:start-glue-point="8" draw:end-shape="id4" draw:end-glue-point="8" svg:d="M3830 16657c0 1053 4000 953 4000 200" svg:viewBox="0 0 4001 779">
          <text:p/>
        </draw:connector>
        <draw:custom-shape draw:style-name="gr5" draw:text-style-name="P6" xml:id="id7" draw:id="id7" draw:layer="layout" svg:width="0.254cm" svg:height="0.254cm" svg:x="9.504cm" svg:y="16.4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layout" svg:width="0.254cm" svg:height="0.254cm" svg:x="9.604cm" svg:y="15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curve" svg:x1="9.731cm" svg:y1="15.604cm" svg:x2="13.33cm" svg:y2="15.403cm" draw:start-shape="id5" draw:start-glue-point="4" draw:end-shape="id6" draw:end-glue-point="4" svg:d="M9731 15604c0-1053 3599-952 3599-201" svg:viewBox="0 0 3600 779">
          <text:p/>
        </draw:connector>
        <draw:connector draw:style-name="gr6" draw:text-style-name="P7" draw:layer="layout" draw:type="curve" svg:x1="9.631cm" svg:y1="16.658cm" svg:x2="12.93cm" svg:y2="16.357cm" draw:start-shape="id7" draw:start-glue-point="8" draw:end-shape="id8" draw:end-glue-point="8" svg:d="M9631 16658c0 753 3299 903 3299-301" svg:viewBox="0 0 3300 886">
          <text:p/>
        </draw:connector>
        <draw:custom-shape draw:style-name="gr5" draw:text-style-name="P6" xml:id="id14" draw:id="id14" draw:layer="layout" svg:width="0.254cm" svg:height="0.254cm" svg:x="18.505cm" svg:y="17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3" draw:id="id13" draw:layer="layout" svg:width="0.254cm" svg:height="0.254cm" svg:x="18.505cm" svg:y="16.5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254cm" svg:height="0.254cm" svg:x="18.505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0" draw:id="id10" draw:layer="layout" svg:width="0.254cm" svg:height="0.254cm" svg:x="18.505cm" svg:y="14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5.321cm" svg:y1="15.441cm" svg:x2="18.542cm" svg:y2="14.822cm" draw:start-shape="id9" draw:start-glue-point="11" draw:end-shape="id10" draw:end-glue-point="7" svg:d="M15321 15441l3221-619" svg:viewBox="0 0 3222 620">
          <text:p/>
        </draw:connector>
        <draw:connector draw:style-name="gr6" draw:text-style-name="P7" draw:layer="layout" draw:type="line" svg:x1="15.321cm" svg:y1="15.621cm" svg:x2="18.505cm" svg:y2="15.732cm" draw:start-shape="id9" draw:start-glue-point="9" draw:end-shape="id11" draw:end-glue-point="6" svg:d="M15321 15621l3184 111" svg:viewBox="0 0 3185 112">
          <text:p/>
        </draw:connector>
        <draw:connector draw:style-name="gr6" draw:text-style-name="P7" draw:layer="layout" draw:type="line" svg:x1="15.458cm" svg:y1="16.231cm" svg:x2="18.542cm" svg:y2="14.822cm" draw:start-shape="id12" draw:start-glue-point="10" draw:end-shape="id10" draw:end-glue-point="7" svg:d="M15458 16231l3084-1409" svg:viewBox="0 0 3085 1410">
          <text:p/>
        </draw:connector>
        <draw:connector draw:style-name="gr6" draw:text-style-name="P7" draw:layer="layout" draw:type="line" svg:x1="15.458cm" svg:y1="16.231cm" svg:x2="18.505cm" svg:y2="16.632cm" draw:start-shape="id12" draw:start-glue-point="10" draw:end-shape="id13" draw:end-glue-point="6" svg:d="M15458 16231l3047 401" svg:viewBox="0 0 3048 402">
          <text:p/>
        </draw:connector>
        <draw:connector draw:style-name="gr6" draw:text-style-name="P7" draw:layer="layout" draw:type="line" svg:x1="15.421cm" svg:y1="16.321cm" svg:x2="18.542cm" svg:y2="17.542cm" draw:start-shape="id12" draw:start-glue-point="9" draw:end-shape="id14" draw:end-glue-point="5" svg:d="M15421 16321l3121 1221" svg:viewBox="0 0 3122 1222">
          <text:p/>
        </draw:connector>
        <draw:connector draw:style-name="gr6" draw:text-style-name="P7" draw:layer="layout" draw:type="line" svg:x1="15.358cm" svg:y1="16.731cm" svg:x2="18.542cm" svg:y2="15.822cm" draw:start-shape="id15" draw:start-glue-point="10" draw:end-shape="id11" draw:end-glue-point="7" svg:d="M15358 16731l3184-909" svg:viewBox="0 0 3185 910">
          <text:p/>
        </draw:connector>
        <draw:connector draw:style-name="gr6" draw:text-style-name="P7" draw:layer="layout" draw:type="line" svg:x1="15.358cm" svg:y1="16.731cm" svg:x2="18.542cm" svg:y2="16.722cm" draw:start-shape="id15" draw:start-glue-point="10" draw:end-shape="id13" draw:end-glue-point="7" svg:d="M15358 16731l3184-9" svg:viewBox="0 0 3185 10">
          <text:p/>
        </draw:connector>
        <draw:connector draw:style-name="gr6" draw:text-style-name="P7" draw:layer="layout" draw:type="line" svg:x1="15.321cm" svg:y1="16.821cm" svg:x2="18.505cm" svg:y2="17.632cm" draw:start-shape="id15" draw:start-glue-point="9" draw:end-shape="id14" draw:end-glue-point="6" svg:d="M15321 16821l3184 811" svg:viewBox="0 0 3185 812">
          <text:p/>
        </draw:connector>
        <draw:connector draw:style-name="gr6" draw:text-style-name="P7" draw:layer="layout" draw:type="line" svg:x1="18.759cm" svg:y1="14.732cm" svg:x2="22.469cm" svg:y2="16.067cm" draw:start-shape="id10" draw:start-glue-point="10" draw:end-shape="id16" draw:end-glue-point="3" svg:d="M18759 14732l3710 1335" svg:viewBox="0 0 3711 1336">
          <text:p/>
        </draw:connector>
        <draw:connector draw:style-name="gr6" draw:text-style-name="P7" draw:layer="layout" draw:type="line" svg:x1="18.759cm" svg:y1="15.732cm" svg:x2="22.469cm" svg:y2="16.067cm" draw:start-shape="id11" draw:start-glue-point="10" draw:end-shape="id16" draw:end-glue-point="3" svg:d="M18759 15732l3710 335" svg:viewBox="0 0 3711 336">
          <text:p/>
        </draw:connector>
        <draw:connector draw:style-name="gr6" draw:text-style-name="P7" draw:layer="layout" draw:type="line" svg:x1="18.722cm" svg:y1="16.722cm" svg:x2="22.469cm" svg:y2="16.067cm" draw:start-shape="id13" draw:start-glue-point="9" draw:end-shape="id16" draw:end-glue-point="3" svg:d="M18722 16722l3747-655" svg:viewBox="0 0 3748 656">
          <text:p/>
        </draw:connector>
        <draw:connector draw:style-name="gr6" draw:text-style-name="P7" draw:layer="layout" draw:type="line" svg:x1="18.722cm" svg:y1="17.722cm" svg:x2="22.469cm" svg:y2="16.067cm" draw:start-shape="id14" draw:start-glue-point="9" draw:end-shape="id16" draw:end-glue-point="3" svg:d="M18722 17722l3747-1655" svg:viewBox="0 0 3748 1656">
          <text:p/>
        </draw:connector>
        <draw:custom-shape draw:style-name="gr7" draw:text-style-name="P9" xml:id="id17" draw:id="id17" draw:layer="layout" svg:width="3.222cm" svg:height="2.954cm" svg:x="2.568cm" svg:y="0.821cm">
          <text:p text:style-name="P8">CP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224cm" svg:y="14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2.924cm" svg:y="15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4.724cm" svg:y="16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draw:layer="layout" svg:width="0.635cm" svg:height="0.381cm" svg:x="13.324cm" svg:y="16.4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367cm" svg:y1="12.192cm" svg:x2="13.208cm" svg:y2="15.76cm">
          <text:p/>
        </draw:line>
        <draw:line draw:style-name="gr6" draw:text-style-name="P7" draw:layer="layout" svg:x1="14.605cm" svg:y1="15.252cm" svg:x2="15.367cm" svg:y2="12.192cm">
          <text:p/>
        </draw:line>
        <draw:line draw:style-name="gr6" draw:text-style-name="P7" draw:layer="layout" svg:x1="13.716cm" svg:y1="16.776cm" svg:x2="15.367cm" svg:y2="12.192cm">
          <text:p/>
        </draw:line>
        <draw:line draw:style-name="gr6" draw:text-style-name="P7" draw:layer="layout" svg:x1="15.113cm" svg:y1="16.268cm" svg:x2="15.367cm" svg:y2="12.192cm">
          <text:p/>
        </draw:line>
        <draw:connector draw:style-name="gr9" draw:text-style-name="P7" draw:layer="layout" draw:type="line" svg:x1="5.79cm" svg:y1="2.298cm" svg:x2="15.3cm" svg:y2="2.323cm" draw:start-shape="id17" draw:start-glue-point="10" draw:end-shape="id18" draw:end-glue-point="3" svg:d="M5790 2298l9510 25" svg:viewBox="0 0 9511 26">
          <text:p/>
        </draw:connector>
        <draw:line draw:style-name="gr10" draw:text-style-name="P7" draw:layer="layout" svg:x1="1.168cm" svg:y1="10.434cm" svg:x2="26.695cm" svg:y2="10.434cm">
          <text:p/>
        </draw:line>
        <draw:frame draw:style-name="gr11" draw:text-style-name="P11" draw:layer="layout" svg:width="4.409cm" svg:height="1.673cm" svg:x="22.428cm" svg:y="9.248cm">
          <draw:text-box>
            <text:p>Co-processor</text:p>
          </draw:text-box>
        </draw:frame>
        <draw:frame draw:style-name="gr11" draw:text-style-name="P11" draw:layer="layout" svg:width="4.409cm" svg:height="1.673cm" svg:x="22.429cm" svg:y="10.749cm">
          <draw:text-box>
            <text:p>Brain</text:p>
          </draw:text-box>
        </draw:frame>
        <draw:custom-shape draw:style-name="gr12" draw:text-style-name="P9" xml:id="id23" draw:id="id23" draw:layer="layout" svg:width="3.463cm" svg:height="3.175cm" svg:x="18.872cm" svg:y="3.991cm">
          <text:p text:style-name="P8">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2" draw:layer="layout" svg:x1="2.731cm" svg:y1="14.601cm" svg:x2="4.179cm" svg:y2="3.775cm" draw:start-shape="id19" draw:start-glue-point="4" draw:end-shape="id17" draw:end-glue-point="8" svg:d="M2731 14601v-5412h1448v-5414" svg:viewBox="0 0 1449 10827">
          <text:p/>
        </draw:connector>
        <draw:connector draw:style-name="gr13" draw:text-style-name="P12" draw:layer="layout" svg:x1="8.431cm" svg:y1="14.602cm" svg:x2="4.179cm" svg:y2="3.775cm" draw:start-shape="id20" draw:start-glue-point="4" draw:end-shape="id17" draw:end-glue-point="8" svg:d="M8431 14602v-5413h-4252v-5414" svg:viewBox="0 0 4253 10828">
          <text:p/>
        </draw:connector>
        <draw:connector draw:style-name="gr13" draw:text-style-name="P12" draw:layer="layout" svg:x1="14.03cm" svg:y1="14.602cm" svg:x2="4.179cm" svg:y2="3.775cm" draw:start-shape="id21" draw:end-shape="id17" draw:end-glue-point="8" svg:d="M14030 14602v-5413h-9851v-5414" svg:viewBox="0 0 9852 10828">
          <text:p/>
        </draw:connector>
        <draw:line draw:style-name="gr14" draw:text-style-name="P7" draw:layer="layout" svg:x1="4.191cm" svg:y1="4.699cm" svg:x2="18.923cm" svg:y2="4.826cm">
          <text:p/>
        </draw:line>
        <draw:connector draw:style-name="gr9" draw:text-style-name="P7" draw:layer="layout" draw:type="line" svg:x1="15.635cm" svg:y1="2.667cm" svg:x2="15.51cm" svg:y2="11.283cm" draw:start-shape="id18" draw:start-glue-point="2" draw:end-shape="id22" draw:end-glue-point="0" svg:d="M15635 2667l-125 8616" svg:viewBox="0 0 126 8617">
          <text:p/>
        </draw:connector>
        <draw:connector draw:style-name="gr9" draw:text-style-name="P7" draw:layer="layout" draw:type="line" svg:x1="15.601cm" svg:y1="6.164cm" svg:x2="18.847cm" svg:y2="6.125cm" svg:d="M15601 6164l3246-39" svg:viewBox="0 0 3247 40">
          <text:p/>
        </draw:connector>
        <draw:connector draw:style-name="gr9" draw:text-style-name="P7" draw:layer="layout" draw:type="line" svg:x1="22.335cm" svg:y1="5.579cm" svg:x2="24.365cm" svg:y2="5.578cm" draw:start-shape="id23" draw:start-glue-point="10" draw:end-shape="id24" draw:end-glue-point="3" svg:d="M22335 5579l2030-1" svg:viewBox="0 0 2031 2">
          <text:p/>
        </draw:connector>
        <draw:frame draw:style-name="gr15" draw:text-style-name="P6" xml:id="id24" draw:id="id24" draw:layer="layout" svg:width="2.45cm" svg:height="0.958cm" svg:x="24.365cm" svg:y="5.09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5" draw:text-style-name="P6" draw:layer="layout" svg:width="1.944cm" svg:height="0.896cm" svg:x="1.465cm" svg:y="5.19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5" draw:text-style-name="P6" xml:id="id18" draw:id="id18" draw:layer="layout" svg:width="0.671cm" svg:height="0.688cm" svg:x="15.3cm" svg:y="1.97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5" draw:text-style-name="P6" xml:id="id22" draw:id="id22" draw:layer="layout" svg:width="2.056cm" svg:height="0.811cm" svg:x="14.482cm" svg:y="11.283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1T21:35:46.842342021</meta:creation-date>
    <dc:date>2021-07-26T23:12:34.420821088</dc:date>
    <meta:editing-duration>PT1H44M51S</meta:editing-duration>
    <meta:editing-cycles>20</meta:editing-cycles>
    <meta:generator>LibreOffice/6.4.7.2$Linux_X86_64 LibreOffice_project/40$Build-2</meta:generator>
    <meta:document-statistic meta:object-count="62"/>
  </office:meta>
</office:document-meta>
</file>

<file path=Object 1/content.xml><?xml version="1.0" encoding="utf-8"?>
<math xmlns="http://www.w3.org/1998/Math/MathML" display="block">
  <semantics>
    <mrow>
      <mover accent="true">
        <mi>O</mi>
        <mo stretchy="false">^</mo>
      </mover>
      <msub>
        <mrow>
          <mo fence="true" stretchy="false">(</mo>
          <mrow>
            <mi>R</mi>
          </mrow>
          <mo fence="true" stretchy="false">)</mo>
        </mrow>
        <mrow>
          <mi>t</mi>
          <mo stretchy="false">+</mo>
          <mn>1</mn>
        </mrow>
      </msub>
    </mrow>
    <annotation encoding="StarMath 5.0">hat O( R ) _{t+1} </annotation>
  </semantics>
</math>
</file>

<file path=Object 2/content.xml><?xml version="1.0" encoding="utf-8"?>
<math xmlns="http://www.w3.org/1998/Math/MathML" display="block">
  <semantics>
    <mrow>
      <mi>O</mi>
      <msub>
        <mrow>
          <mo fence="true" stretchy="false">(</mo>
          <mrow>
            <mi>R</mi>
          </mrow>
          <mo fence="true" stretchy="false">)</mo>
        </mrow>
        <mi>t</mi>
      </msub>
    </mrow>
    <annotation encoding="StarMath 5.0">O( R ) _{t} </annotation>
  </semantics>
</math>
</file>

<file path=Object 3/content.xml><?xml version="1.0" encoding="utf-8"?>
<math xmlns="http://www.w3.org/1998/Math/MathML" display="block">
  <semantics>
    <msub>
      <mi>θ</mi>
      <mi>t</mi>
    </msub>
    <annotation encoding="StarMath 5.0">%theta _{t}</annotation>
  </semantics>
</math>
</file>

<file path=Object 4/content.xml><?xml version="1.0" encoding="utf-8"?>
<math xmlns="http://www.w3.org/1998/Math/MathML" display="block">
  <semantics>
    <mrow>
      <mi>S</mi>
      <mrow>
        <mo fence="true" stretchy="false">(</mo>
        <mrow>
          <msub>
            <mi>θ</mi>
            <mi>t</mi>
          </msub>
        </mrow>
        <mo fence="true" stretchy="false">)</mo>
      </mrow>
    </mrow>
    <annotation encoding="StarMath 5.0">S(%theta _{t})</annotation>
  </semantics>
</math>
</file>